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fill="none"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3caff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cccc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cccc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3 - Specification</text:p>
      <text:p text:style-name="Standard"/>
      <text:p text:style-name="P2">Introduction -</text:p>
      <text:p text:style-name="Standard"/>
      <text:p text:style-name="Standard">B3 is an app that mirrors files in a directory to another location.</text:p>
      <text:p text:style-name="Standard">B3 can compare the files in two directories for differences.</text:p>
      <text:p text:style-name="Standard">B3 can exclude directories by name.</text:p>
      <text:p text:style-name="Standard">B3 can exclude files by name.</text:p>
      <text:p text:style-name="Standard">With the excludes, wild cards are implied.</text:p>
      <text:p text:style-name="Standard">B3 may or may not delete orphan files in the target directory.</text:p>
      <text:p text:style-name="Standard">B3 can have multiple profiles.</text:p>
      <text:p text:style-name="Standard">B3 can be set to automatically mirror at a given time.</text:p>
      <text:p text:style-name="Standard">B3 is i18n compliant.</text:p>
      <text:p text:style-name="Standard"/>
      <text:p text:style-name="Standard"><text:span text:style-name="T1">Technology -</text:span> </text:p>
      <text:p text:style-name="Standard"/>
      <text:p text:style-name="Standard">B3 is written in Python.</text:p>
      <text:p text:style-name="Standard">Implements MVC pattern as Subroutine, GUI, Controller.</text:p>
      <text:p text:style-name="Standard"/>
      <text:p text:style-name="P2">GUI -</text:p>
      <text:p text:style-name="Standard"/>
      <text:p text:style-name="Standard">The following layouts describe the general appearance of the screens for B3. The actual app screens should look better. This is more of a guide.</text:p>
      <text:p text:style-name="Standard"/>
      <text:p text:style-name="Standard"/>
      <text:p text:style-name="P1"/>
      <text:p text:style-name="P5"><draw:rect text:anchor-type="paragraph" draw:z-index="3" draw:style-name="gr2" draw:text-style-name="P8" svg:width="3.126in" svg:height="0.324in" svg:x="-0.0028in" svg:y="0.1862in"><text:p text:style-name="P8">B3 - Session</text:p></draw:rect></text:p>
      <text:p text:style-name="P1"/>
      <text:p text:style-name="P1"/>
      <text:p text:style-name="P1"><draw:rect text:anchor-type="paragraph" draw:z-index="0" draw:style-name="gr1" draw:text-style-name="P8" svg:width="3.126in" svg:height="5.0689in" svg:x="-0.0028in" svg:y="0.0283in"><text:p/></draw:rect><draw:rect text:anchor-type="paragraph" draw:z-index="32" draw:style-name="gr3" draw:text-style-name="P9" svg:width="1.5657in" svg:height="0.1815in" svg:x="0.95in" svg:y="0.1508in"><text:p text:style-name="P8"><text:span text:style-name="T2">&lt;selected session&gt;</text:span></text:p></draw:rect></text:p>
      <text:p text:style-name="P1"><draw:rect text:anchor-type="paragraph" draw:z-index="33" draw:style-name="gr3" draw:text-style-name="P9" svg:width="0.2122in" svg:height="0.1815in" svg:x="2.5154in" svg:y="-0.0098in"><text:p text:style-name="P8"><text:span text:style-name="T2">V</text:span></text:p></draw:rect> <text:s text:c="2"/>Session: </text:p>
      <text:p text:style-name="P1"><draw:rect text:anchor-type="paragraph" draw:z-index="27" draw:style-name="gr3" draw:text-style-name="P9" svg:width="2.0421in" svg:height="0.1795in" svg:x="0.95in" svg:y="0.1366in"><text:p text:style-name="P8"><text:span text:style-name="T2">&lt;selected session string&gt;</text:span></text:p></draw:rect></text:p>
      <text:p text:style-name="P1"><text:s text:c="3"/>Name: </text:p>
      <text:p text:style-name="P1"><draw:rect text:anchor-type="paragraph" draw:z-index="4" draw:style-name="gr3" draw:text-style-name="P9" svg:width="2.0421in" svg:height="0.1795in" svg:x="0.95in" svg:y="0.1555in"><text:p text:style-name="P8"><text:span text:style-name="T2">&lt;source directory string&gt;</text:span></text:p></draw:rect></text:p>
      <text:p text:style-name="P1"><text:s text:c="3"/>Source:</text:p>
      <text:p text:style-name="P1"/>
      <text:p text:style-name="P1"><draw:rect text:anchor-type="paragraph" draw:z-index="5" draw:style-name="gr3" draw:text-style-name="P9" svg:width="2.0421in" svg:height="0.1835in" svg:x="0.95in" svg:y="0.0016in"><text:p text:style-name="P8"><text:span text:style-name="T2">&lt;target directory string&gt;</text:span></text:p></draw:rect> <text:s text:c="2"/>Target:</text:p>
      <text:p text:style-name="P1"/>
      <text:p text:style-name="P1"><text:s text:c="3"/>Session Action:</text:p>
      <text:p text:style-name="P1"/>
      <text:p text:style-name="P7"><draw:rect text:anchor-type="paragraph" draw:z-index="8" draw:style-name="gr1" draw:text-style-name="P8" svg:width="0.2386in" svg:height="0.174in" svg:x="2.1701in" svg:y="0.0008in"><text:p/></draw:rect> <text:s text:c="6"/>Compare Source to Target</text:p>
      <text:p text:style-name="P7"><draw:rect text:anchor-type="paragraph" draw:z-index="7" draw:style-name="gr1" draw:text-style-name="P10" svg:width="0.2394in" svg:height="0.1748in" svg:x="2.1701in" svg:y="0.1516in"><text:p/></draw:rect><draw:rect text:anchor-type="paragraph" draw:z-index="51" draw:style-name="gr7" draw:text-style-name="P8" svg:width="2.776in" svg:height="0.2504in" svg:x="3.2335in" svg:y="0.05in"><text:p text:style-name="P8">Session Frame</text:p></draw:rect></text:p>
      <text:p text:style-name="P7"><text:s text:c="7"/>Backup Source to Target</text:p>
      <text:p text:style-name="P7"><draw:rect text:anchor-type="paragraph" draw:z-index="11" draw:style-name="gr1" draw:text-style-name="P8" svg:width="0.2386in" svg:height="0.174in" svg:x="2.1701in" svg:y="0.1291in"><text:p/></draw:rect></text:p>
      <text:p text:style-name="P7"><text:s text:c="7"/>Mirror Source to Target</text:p>
      <text:p text:style-name="P7"><draw:rect text:anchor-type="paragraph" draw:z-index="6" draw:style-name="gr1" draw:text-style-name="P8" svg:width="0.2386in" svg:height="0.174in" svg:x="2.1701in" svg:y="0.1528in"><text:p/></draw:rect></text:p>
      <text:p text:style-name="P7"><text:s text:c="7"/>Synchronize Source and Target</text:p>
      <text:p text:style-name="P1"/>
      <text:p text:style-name="P1"><text:s text:c="3"/>Exclude:</text:p>
      <text:p text:style-name="P1"/>
      <text:p text:style-name="P1"><draw:rect text:anchor-type="paragraph" draw:z-index="9" draw:style-name="gr3" draw:text-style-name="P9" svg:width="2.0571in" svg:height="0.1795in" svg:x="0.95in" svg:y="0.0063in"><text:p text:style-name="P8"><text:span text:style-name="T2">&lt;comma separated string&gt;</text:span></text:p></draw:rect> <text:s text:c="6"/>Directories</text:p>
      <text:p text:style-name="P1"/>
      <text:p text:style-name="P1"><draw:rect text:anchor-type="paragraph" draw:z-index="10" draw:style-name="gr3" draw:text-style-name="P10" svg:width="2.0579in" svg:height="0.1803in" svg:x="0.95in" svg:y="0in"><text:p text:style-name="P8"><text:span text:style-name="T2">&lt;comma separated string&gt;</text:span></text:p></draw:rect> <text:s text:c="6"/>Files:</text:p>
      <text:p text:style-name="P1"/>
      <text:p text:style-name="P1"><draw:rect text:anchor-type="paragraph" draw:z-index="34" draw:style-name="gr1" draw:text-style-name="P8" svg:width="0.2386in" svg:height="0.174in" svg:x="1.3236in" svg:y="0.0008in"><text:p/></draw:rect> <text:s text:c="2"/>Implement Excludes </text:p>
      <text:p text:style-name="P1"/>
      <text:p text:style-name="P1"><draw:rect text:anchor-type="paragraph" draw:z-index="31" draw:style-name="gr1" draw:text-style-name="P8" svg:width="0.2386in" svg:height="0.174in" svg:x="1.3236in" svg:y="-0.0071in"><text:p/></draw:rect> <text:s text:c="2"/>Add to run queue </text:p>
      <text:p text:style-name="P1"/>
      <text:p text:style-name="P1"><draw:rect text:anchor-type="paragraph" draw:z-index="1" draw:style-name="gr2" draw:text-style-name="P8" svg:width="0.7295in" svg:height="0.2504in" svg:x="1.8492in" svg:y="0.048in"><text:p text:style-name="P8">Delete</text:p></draw:rect><draw:rect text:anchor-type="paragraph" draw:z-index="2" draw:style-name="gr2" draw:text-style-name="P8" svg:width="0.7295in" svg:height="0.2504in" svg:x="0.6126in" svg:y="0.048in"><text:p text:style-name="P8">Save</text:p></draw:rect></text:p>
      <text:p text:style-name="P1"/>
      <text:p text:style-name="P1"><draw:rect text:anchor-type="paragraph" draw:z-index="35" draw:style-name="gr1" draw:text-style-name="P8" svg:width="3.126in" svg:height="1.6343in" svg:x="-0.0028in" svg:y="0.1244in"><text:p/></draw:rect></text:p>
      <text:p text:style-name="P1"/>
      <text:p text:style-name="P1"><text:s text:c="3"/>Progress: <text:s/></text:p>
      <text:p text:style-name="Standard"><draw:rect text:anchor-type="paragraph" draw:z-index="16" draw:style-name="gr1" draw:text-style-name="P8" svg:width="2.8823in" svg:height="0.087in" svg:x="0.1256in" svg:y="0.0925in"><text:p/></draw:rect></text:p>
      <text:p text:style-name="Standard"><draw:rect text:anchor-type="paragraph" draw:z-index="17" draw:style-name="gr3" draw:text-style-name="P9" svg:width="2.2461in" svg:height="0.1795in" svg:x="0.7472in" svg:y="0.1665in"><text:p text:style-name="P8"><text:span text:style-name="T2">&lt;status string&gt;</text:span></text:p></draw:rect><draw:rect text:anchor-type="paragraph" draw:z-index="50" draw:style-name="gr7" draw:text-style-name="P8" svg:width="2.776in" svg:height="0.2504in" svg:x="3.2252in" svg:y="0.1307in"><text:p text:style-name="P8">Run Session Frame</text:p></draw:rect></text:p>
      <text:p text:style-name="P1"><text:s text:c="3"/>Status: </text:p>
      <text:p text:style-name="Standard"><draw:rect text:anchor-type="paragraph" draw:z-index="28" draw:style-name="gr2" draw:text-style-name="P8" svg:width="1.9713in" svg:height="0.2504in" svg:x="0.5972in" svg:y="0.2161in"><text:p text:style-name="P8">Run Session</text:p></draw:rect></text:p>
      <text:p text:style-name="Standard"/>
      <text:p text:style-name="Standard"/>
      <text:p text:style-name="Standard"/>
      <text:p text:style-name="P3"><draw:rect text:anchor-type="paragraph" draw:z-index="13" draw:style-name="gr4" draw:text-style-name="P8" svg:width="3.126in" svg:height="0.324in" svg:x="-0.0028in" svg:y="0.1862in"><text:p text:style-name="P8">B3 - Results</text:p></draw:rect></text:p>
      <text:p text:style-name="Standard"/>
      <text:p text:style-name="Standard"><draw:rect text:anchor-type="paragraph" draw:z-index="12" draw:style-name="gr1" draw:text-style-name="P8" svg:width="3.126in" svg:height="5.1878in" svg:x="-0.0028in" svg:y="0.1264in"><text:p/></draw:rect></text:p>
      <text:p text:style-name="Standard"><draw:rect text:anchor-type="paragraph" draw:z-index="14" draw:style-name="gr3" draw:text-style-name="P9" svg:width="2.5335in" svg:height="4.7898in" svg:x="0.2272in" svg:y="0.1028in"><text:p text:style-name="P8"><text:span text:style-name="T2">&lt;multi line text box&gt;</text:span></text:p></draw:rect><draw:rect text:anchor-type="paragraph" draw:z-index="15" draw:style-name="gr3" draw:text-style-name="P9" svg:width="0.2122in" svg:height="4.7898in" svg:x="2.7602in" svg:y="0.1028in"><text:p text:style-name="P8"><text:span text:style-name="T2">S</text:span></text:p><text:p text:style-name="P8"><text:span text:style-name="T2">C</text:span></text:p><text:p text:style-name="P8"><text:span text:style-name="T2">R</text:span></text:p><text:p text:style-name="P8"><text:span text:style-name="T2">O</text:span></text:p><text:p text:style-name="P8"><text:span text:style-name="T2">L</text:span></text:p><text:p text:style-name="P8"><text:span text:style-name="T2">L</text:span></text:p><text:p text:style-name="P8"><text:span text:style-name="T2"><text:s/></text:span></text:p><text:p text:style-name="P8"><text:span text:style-name="T2">B</text:span></text:p><text:p text:style-name="P8"><text:span text:style-name="T2">A</text:span></text:p><text:p text:style-name="P8"><text:span text:style-name="T2">R</text:span></text:p><text:p text:style-name="P8"><text:span text:style-name="T2"/></text:p></draw:rect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Standard"><draw:rect text:anchor-type="paragraph" draw:z-index="48" draw:style-name="gr7" draw:text-style-name="P8" svg:width="2.776in" svg:height="0.2504in" svg:x="3.2409in" svg:y="0.0319in"><text:p text:style-name="P8">Results Frame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42" draw:style-name="gr1" draw:text-style-name="P8" svg:width="3.126in" svg:height="0.7717in" svg:x="-0.0028in" svg:y="0.0681in"><text:p/></draw:rect></text:p>
      <text:p text:style-name="Standard"><draw:rect text:anchor-type="paragraph" draw:z-index="49" draw:style-name="gr7" draw:text-style-name="P8" svg:width="2.776in" svg:height="0.2504in" svg:x="3.2409in" svg:y="0.1339in"><text:p text:style-name="P8">Clear Results Frame</text:p></draw:rect></text:p>
      <text:p text:style-name="Standard"><draw:rect text:anchor-type="paragraph" draw:z-index="41" draw:style-name="gr4" draw:text-style-name="P8" svg:width="1.6232in" svg:height="0.2504in" svg:x="0.7484in" svg:y="-0.0736in"><text:p text:style-name="P8">Clear Results</text:p></draw:rect></text:p>
      <text:p text:style-name="P3"><draw:rect text:anchor-type="paragraph" draw:z-index="19" draw:style-name="gr5" draw:text-style-name="P8" svg:width="3.126in" svg:height="0.324in" svg:x="-0.0028in" svg:y="0.1862in"><text:p text:style-name="P8">B3 - Exceptions</text:p></draw:rect></text:p>
      <text:p text:style-name="Standard"/>
      <text:p text:style-name="Standard"><draw:rect text:anchor-type="paragraph" draw:z-index="18" draw:style-name="gr1" draw:text-style-name="P8" svg:width="3.126in" svg:height="5.1878in" svg:x="-0.0028in" svg:y="0.1264in"><text:p/></draw:rect></text:p>
      <text:p text:style-name="Standard"><draw:rect text:anchor-type="paragraph" draw:z-index="20" draw:style-name="gr3" draw:text-style-name="P9" svg:width="2.5335in" svg:height="4.7898in" svg:x="0.2272in" svg:y="0.1028in"><text:p text:style-name="P8"><text:span text:style-name="T2">&lt;multi line text box&gt;</text:span></text:p></draw:rect><draw:rect text:anchor-type="paragraph" draw:z-index="21" draw:style-name="gr3" draw:text-style-name="P9" svg:width="0.2122in" svg:height="4.7898in" svg:x="2.7602in" svg:y="0.1028in"><text:p text:style-name="P8"><text:span text:style-name="T2">S</text:span></text:p><text:p text:style-name="P8"><text:span text:style-name="T2">C</text:span></text:p><text:p text:style-name="P8"><text:span text:style-name="T2">R</text:span></text:p><text:p text:style-name="P8"><text:span text:style-name="T2">O</text:span></text:p><text:p text:style-name="P8"><text:span text:style-name="T2">L</text:span></text:p><text:p text:style-name="P8"><text:span text:style-name="T2">L</text:span></text:p><text:p text:style-name="P8"><text:span text:style-name="T2"><text:s/></text:span></text:p><text:p text:style-name="P8"><text:span text:style-name="T2">B</text:span></text:p><text:p text:style-name="P8"><text:span text:style-name="T2">A</text:span></text:p><text:p text:style-name="P8"><text:span text:style-name="T2">R</text:span></text:p><text:p text:style-name="P8"><text:span text:style-name="T2"/></text:p></draw:rect></text:p>
      <text:p text:style-name="Standard"/>
      <text:p text:style-name="P1"/>
      <text:p text:style-name="P1"/>
      <text:p text:style-name="P1"/>
      <text:p text:style-name="P1"/>
      <text:p text:style-name="P1"/>
      <text:p text:style-name="P1"><draw:rect text:anchor-type="paragraph" draw:z-index="46" draw:style-name="gr7" draw:text-style-name="P8" svg:width="2.776in" svg:height="0.2504in" svg:x="3.2102in" svg:y="0.0035in"><text:p text:style-name="P8">Exceptions Frame</text:p></draw:rect></text:p>
      <text:p text:style-name="P1"/>
      <text:p text:style-name="P1"/>
      <text:p text:style-name="P1"/>
      <text:p text:style-name="P1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40" draw:style-name="gr1" draw:text-style-name="P8" svg:width="3.126in" svg:height="0.7717in" svg:x="-0.0028in" svg:y="0.0681in"><text:p/></draw:rect></text:p>
      <text:p text:style-name="Standard"><draw:rect text:anchor-type="paragraph" draw:z-index="39" draw:style-name="gr5" draw:text-style-name="P8" svg:width="1.6232in" svg:height="0.2504in" svg:x="0.7638in" svg:y="0.1335in"><text:p text:style-name="P8">Clear Exceptions</text:p></draw:rect><draw:rect text:anchor-type="paragraph" draw:z-index="47" draw:style-name="gr7" draw:text-style-name="P8" svg:width="2.776in" svg:height="0.2504in" svg:x="3.2335in" svg:y="0.1472in"><text:p text:style-name="P8">Clear Exceptions Frame</text:p></draw:rect></text:p>
      <text:p text:style-name="P3"><draw:rect text:anchor-type="paragraph" draw:z-index="24" draw:style-name="gr6" draw:text-style-name="P8" svg:width="3.126in" svg:height="0.324in" svg:x="-0.0028in" svg:y="0.1862in"><text:p text:style-name="P8">B3 - Settings</text:p></draw:rect></text:p>
      <text:p text:style-name="Standard"/>
      <text:p text:style-name="Standard"><draw:rect text:anchor-type="paragraph" draw:z-index="22" draw:style-name="gr1" draw:text-style-name="P8" svg:width="3.126in" svg:height="2.1142in" svg:x="-0.0028in" svg:y="0.1264in"><text:p/></draw:rect></text:p>
      <text:p text:style-name="Standard"/>
      <text:p text:style-name="Standard"><draw:rect text:anchor-type="paragraph" draw:z-index="25" draw:style-name="gr3" draw:text-style-name="P9" svg:width="1.0606in" svg:height="0.1815in" svg:x="0.7827in" svg:y="0.1661in"><text:p text:style-name="P8"><text:span text:style-name="T2">English</text:span></text:p></draw:rect><draw:rect text:anchor-type="paragraph" draw:z-index="26" draw:style-name="gr3" draw:text-style-name="P9" svg:width="0.2122in" svg:height="0.1815in" svg:x="1.8429in" svg:y="0.1661in"><text:p text:style-name="P8"><text:span text:style-name="T2">V</text:span></text:p></draw:rect></text:p>
      <text:p text:style-name="P1"><text:s text:c="3"/>Language:</text:p>
      <text:p text:style-name="P1"><draw:rect text:anchor-type="paragraph" draw:z-index="44" draw:style-name="gr7" draw:text-style-name="P8" svg:width="2.776in" svg:height="0.2504in" svg:x="3.2409in" svg:y="0.1091in"><text:p text:style-name="P8">Settings Frame</text:p></draw:rect></text:p>
      <text:p text:style-name="P1"><draw:rect text:anchor-type="paragraph" draw:z-index="43" draw:style-name="gr1" draw:text-style-name="P8" svg:width="0.2386in" svg:height="0.174in" svg:x="1.661in" svg:y="0.0063in"><text:p/></draw:rect> <text:s text:c="2"/>Save Profile on Run </text:p>
      <text:p text:style-name="P1"><text:s text:c="6"/></text:p>
      <text:p text:style-name="P1"><draw:rect text:anchor-type="paragraph" draw:z-index="29" draw:style-name="gr1" draw:text-style-name="P8" svg:width="0.2386in" svg:height="0.174in" svg:x="1.661in" svg:y="0.0063in"><text:p/></draw:rect> <text:s text:c="2"/>Run Queue Automatically </text:p>
      <text:p text:style-name="P1"/>
      <text:p text:style-name="P1"><draw:rect text:anchor-type="paragraph" draw:z-index="30" draw:style-name="gr3" draw:text-style-name="P9" svg:width="1.0307in" svg:height="0.1748in" svg:x="1.202in" svg:y="0.0063in"><text:p text:style-name="P8"><text:span text:style-name="T2">Time picker</text:span></text:p></draw:rect> <text:s text:c="2"/>Queue run time: </text:p>
      <text:p text:style-name="P1"><draw:rect text:anchor-type="paragraph" draw:z-index="36" draw:style-name="gr3" draw:text-style-name="P9" svg:width="1.0606in" svg:height="0.1815in" svg:x="1.2075in" svg:y="0.1453in"><text:p text:style-name="P8"><text:span text:style-name="T2">Verbose</text:span></text:p></draw:rect><draw:rect text:anchor-type="paragraph" draw:z-index="37" draw:style-name="gr3" draw:text-style-name="P9" svg:width="0.2122in" svg:height="0.1815in" svg:x="2.2681in" svg:y="0.1453in"><text:p text:style-name="P8"><text:span text:style-name="T2">V</text:span></text:p></draw:rect></text:p>
      <text:p text:style-name="P1"><text:s text:c="3"/>Exceptions Page: </text:p>
      <text:p text:style-name="P1"/>
      <text:p text:style-name="P1"><draw:rect text:anchor-type="paragraph" draw:z-index="38" draw:style-name="gr1" draw:text-style-name="P8" svg:width="3.126in" svg:height="0.7717in" svg:x="-0.0028in" svg:y="0.061in"><text:p/></draw:rect></text:p>
      <text:p text:style-name="P1"><draw:rect text:anchor-type="paragraph" draw:z-index="45" draw:style-name="gr7" draw:text-style-name="P8" svg:width="2.776in" svg:height="0.2504in" svg:x="3.2256in" svg:y="0.1217in"><text:p text:style-name="P8">Save Settings Frame</text:p></draw:rect></text:p>
      <text:p text:style-name="P1"><draw:rect text:anchor-type="paragraph" draw:z-index="23" draw:style-name="gr6" draw:text-style-name="P8" svg:width="1.6232in" svg:height="0.2504in" svg:x="0.7484in" svg:y="0.0102in"><text:p text:style-name="P8">Save Settings</text:p></draw:rect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4-12T07:46:22.23</meta:creation-date>
    <dc:date>2024-06-03T09:30:46.31</dc:date>
    <dc:creator>Greg Ritacco</dc:creator>
    <meta:editing-duration>P4DT4H31M34S</meta:editing-duration>
    <meta:editing-cycles>32</meta:editing-cycles>
    <meta:generator>OpenOffice/4.1.14$Win32 OpenOffice.org_project/4114m1$Build-9811</meta:generator>
    <meta:document-statistic meta:table-count="0" meta:image-count="0" meta:object-count="0" meta:page-count="5" meta:paragraph-count="40" meta:word-count="166" meta:character-count="1078"/>
  </office:meta>
</office:document-meta>
</file>